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7803in" svg:height="3.5453in" svg:x="15.187in" svg:y="0.2299in">
            <draw:object draw:notify-on-update-of-ranges="Sheet1.K4:Sheet1.K4 Sheet1.K5:Sheet1.K29 Sheet1.N4:Sheet1.N4 Sheet1.N5:Sheet1.N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.8862in" svg:height="3.5429in" svg:x="15.3307in" svg:y="4.2531in">
            <draw:object draw:notify-on-update-of-ranges="Sheet1.K4:Sheet1.K4 Sheet1.K5:Sheet1.K29 Sheet1.O4:Sheet1.O4 Sheet1.O5:Sheet1.O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5.4673in" svg:height="6.7449in" svg:x="0.213in" svg:y="1.9346in">
            <draw:object draw:notify-on-update-of-ranges="Sheet1.B5:Sheet1.B5 Sheet1.C5:Sheet1.E5 Sheet1.B6:Sheet1.B6 Sheet1.C6:Sheet1.E6 Sheet1.B7:Sheet1.B7 Sheet1.C7:Sheet1.E7 Sheet1.B8:Sheet1.B8 Sheet1.C8:Sheet1.E8 Sheet1.B9:Sheet1.B9 Sheet1.C9:Sheet1.E9 Sheet1.B10:Sheet1.B10 Sheet1.C10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alph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^3/cd^2</text:p>
          </table:table-cell>
          <table:table-cell office:value-type="string" calcext:value-type="string">
            <text:p>cl/cd</text:p>
          </table:table-cell>
          <table:table-cell office:value-type="string" calcext:value-type="string">
            <text:p>D(12)</text:p>
          </table:table-cell>
          <table:table-cell office:value-type="string" calcext:value-type="string">
            <text:p>D(10)</text:p>
          </table:table-cell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d0</text:p>
          </table:table-cell>
          <table:table-cell office:value-type="float" office:value="0.0641049164152689" calcext:value-type="float">
            <text:p>0.0641049164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I$8]+[.$I$9]*RADIANS([.K5])+[.$I$10]*RADIANS([.K5])^2" office:value-type="float" office:value="0.34672905315823" calcext:value-type="float">
            <text:p>0.3467290532</text:p>
          </table:table-cell>
          <table:table-cell table:formula="of:=[.$I$5]+[.$I$6]*RADIANS([.K5])+[.$I$7]*RADIANS([.K5])^2" office:value-type="float" office:value="0.0585380439233397" calcext:value-type="float">
            <text:p>0.0585380439</text:p>
          </table:table-cell>
          <table:table-cell table:formula="of:=[.L5]^3/[.M5]^2" office:value-type="float" office:value="12.1645007224087" calcext:value-type="float">
            <text:p>12.1645007224</text:p>
          </table:table-cell>
          <table:table-cell table:formula="of:=[.L5]/[.M5]" office:value-type="float" office:value="5.92314040442314" calcext:value-type="float">
            <text:p>5.9231404044</text:p>
          </table:table-cell>
          <table:table-cell table:formula="of:=[.M5]*[.$I$15]*[.$I$16]*[.$I$19]^2" office:value-type="float" office:value="4.09306149806566" calcext:value-type="float">
            <text:p>4.0930614981</text:p>
          </table:table-cell>
          <table:table-cell table:formula="of:=[.M5]*[.$I$15]*[.$I$16]*[.$I$20]^2" office:value-type="float" office:value="3.25310414648406" calcext:value-type="float">
            <text:p>3.2531041465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cda</text:p>
          </table:table-cell>
          <table:table-cell office:value-type="float" office:value="0.254905023122374" calcext:value-type="float">
            <text:p>0.2549050231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[.$I$8]+[.$I$9]*RADIANS([.K6])+[.$I$10]*RADIANS([.K6])^2" office:value-type="float" office:value="0.394080118762586" calcext:value-type="float">
            <text:p>0.3940801188</text:p>
          </table:table-cell>
          <table:table-cell table:formula="of:=[.$I$5]+[.$I$6]*RADIANS([.K6])+[.$I$7]*RADIANS([.K6])^2" office:value-type="float" office:value="0.0593052011635496" calcext:value-type="float">
            <text:p>0.0593052012</text:p>
          </table:table-cell>
          <table:table-cell table:formula="of:=[.L6]^3/[.M6]^2" office:value-type="float" office:value="17.4007516793519" calcext:value-type="float">
            <text:p>17.4007516794</text:p>
          </table:table-cell>
          <table:table-cell table:formula="of:=[.L6]/[.M6]" office:value-type="float" office:value="6.64495037586682" calcext:value-type="float">
            <text:p>6.6449503759</text:p>
          </table:table-cell>
          <table:table-cell table:formula="of:=[.M6]*[.$I$15]*[.$I$16]*[.$I$19]^2" office:value-type="float" office:value="4.14670219994797" calcext:value-type="float">
            <text:p>4.1467021999</text:p>
          </table:table-cell>
          <table:table-cell table:formula="of:=[.M6]*[.$I$15]*[.$I$16]*[.$I$20]^2" office:value-type="float" office:value="3.29573697518603" calcext:value-type="float">
            <text:p>3.2957369752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da2</text:p>
          </table:table-cell>
          <table:table-cell office:value-type="float" office:value="2.73374990924564" calcext:value-type="float">
            <text:p>2.7337499092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$I$8]+[.$I$9]*RADIANS([.K7])+[.$I$10]*RADIANS([.K7])^2" office:value-type="float" office:value="0.440617393680821" calcext:value-type="float">
            <text:p>0.4406173937</text:p>
          </table:table-cell>
          <table:table-cell table:formula="of:=[.$I$5]+[.$I$6]*RADIANS([.K7])+[.$I$7]*RADIANS([.K7])^2" office:value-type="float" office:value="0.0604887323256078" calcext:value-type="float">
            <text:p>0.0604887323</text:p>
          </table:table-cell>
          <table:table-cell table:formula="of:=[.L7]^3/[.M7]^2" office:value-type="float" office:value="23.3795391202692" calcext:value-type="float">
            <text:p>23.3795391203</text:p>
          </table:table-cell>
          <table:table-cell table:formula="of:=[.L7]/[.M7]" office:value-type="float" office:value="7.28428877148557" calcext:value-type="float">
            <text:p>7.2842887715</text:p>
          </table:table-cell>
          <table:table-cell table:formula="of:=[.M7]*[.$I$15]*[.$I$16]*[.$I$19]^2" office:value-type="float" office:value="4.2294563459103" calcext:value-type="float">
            <text:p>4.2294563459</text:p>
          </table:table-cell>
          <table:table-cell table:formula="of:=[.M7]*[.$I$15]*[.$I$16]*[.$I$20]^2" office:value-type="float" office:value="3.36150873441711" calcext:value-type="float">
            <text:p>3.3615087344</text:p>
          </table:table-cell>
        </table:table-row>
        <table:table-row table:style-name="ro1">
          <table:table-cell/>
          <table:table-cell office:value-type="string" calcext:value-type="string">
            <text:p>theta_ref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l0</text:p>
          </table:table-cell>
          <table:table-cell office:value-type="float" office:value="0.531250571458922" calcext:value-type="float">
            <text:p>0.5312505715</text:p>
          </table:table-cell>
          <table:table-cell/>
          <table:table-cell office:value-type="float" office:value="-0.5" calcext:value-type="float">
            <text:p>-0.5</text:p>
          </table:table-cell>
          <table:table-cell table:formula="of:=[.$I$8]+[.$I$9]*RADIANS([.K8])+[.$I$10]*RADIANS([.K8])^2" office:value-type="float" office:value="0.486340877912933" calcext:value-type="float">
            <text:p>0.4863408779</text:p>
          </table:table-cell>
          <table:table-cell table:formula="of:=[.$I$5]+[.$I$6]*RADIANS([.K8])+[.$I$7]*RADIANS([.K8])^2" office:value-type="float" office:value="0.0620886374095142" calcext:value-type="float">
            <text:p>0.0620886374</text:p>
          </table:table-cell>
          <table:table-cell table:formula="of:=[.L8]^3/[.M8]^2" office:value-type="float" office:value="29.8399482273925" calcext:value-type="float">
            <text:p>29.8399482274</text:p>
          </table:table-cell>
          <table:table-cell table:formula="of:=[.L8]/[.M8]" office:value-type="float" office:value="7.83300935894605" calcext:value-type="float">
            <text:p>7.8330093589</text:p>
          </table:table-cell>
          <table:table-cell table:formula="of:=[.M8]*[.$I$15]*[.$I$16]*[.$I$19]^2" office:value-type="float" office:value="4.34132393595264" calcext:value-type="float">
            <text:p>4.341323936</text:p>
          </table:table-cell>
          <table:table-cell table:formula="of:=[.M8]*[.$I$15]*[.$I$16]*[.$I$20]^2" office:value-type="float" office:value="3.45041942417731" calcext:value-type="float">
            <text:p>3.4504194242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a</text:p>
          </table:table-cell>
          <table:table-cell office:value-type="float" office:value="5.09964502710036" calcext:value-type="float">
            <text:p>5.09964502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I$8]+[.$I$9]*RADIANS([.K9])+[.$I$10]*RADIANS([.K9])^2" office:value-type="float" office:value="0.531250571458922" calcext:value-type="float">
            <text:p>0.5312505715</text:p>
          </table:table-cell>
          <table:table-cell table:formula="of:=[.$I$5]+[.$I$6]*RADIANS([.K9])+[.$I$7]*RADIANS([.K9])^2" office:value-type="float" office:value="0.0641049164152689" calcext:value-type="float">
            <text:p>0.0641049164</text:p>
          </table:table-cell>
          <table:table-cell table:formula="of:=[.L9]^3/[.M9]^2" office:value-type="float" office:value="36.4851011115117" calcext:value-type="float">
            <text:p>36.4851011115</text:p>
          </table:table-cell>
          <table:table-cell table:formula="of:=[.L9]/[.M9]" office:value-type="float" office:value="8.28720480684358" calcext:value-type="float">
            <text:p>8.2872048068</text:p>
          </table:table-cell>
          <table:table-cell table:formula="of:=[.M9]*[.$I$15]*[.$I$16]*[.$I$19]^2" office:value-type="float" office:value="4.482304970075" calcext:value-type="float">
            <text:p>4.4823049701</text:p>
          </table:table-cell>
          <table:table-cell table:formula="of:=[.M9]*[.$I$15]*[.$I$16]*[.$I$20]^2" office:value-type="float" office:value="3.56246904446662" calcext:value-type="float">
            <text:p>3.5624690445</text:p>
          </table:table-cell>
        </table:table-row>
        <table:table-row table:style-name="ro1">
          <table:table-cell/>
          <table:table-cell office:value-type="string" calcext:value-type="string">
            <text:p>delta_T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string" calcext:value-type="string">
            <text:p>cla2</text:p>
          </table:table-cell>
          <table:table-cell office:value-type="float" office:value="-5.34303446396583" calcext:value-type="float">
            <text:p>-5.34303446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I$8]+[.$I$9]*RADIANS([.K10])+[.$I$10]*RADIANS([.K10])^2" office:value-type="float" office:value="0.575346474318789" calcext:value-type="float">
            <text:p>0.5753464743</text:p>
          </table:table-cell>
          <table:table-cell table:formula="of:=[.$I$5]+[.$I$6]*RADIANS([.K10])+[.$I$7]*RADIANS([.K10])^2" office:value-type="float" office:value="0.0665375693428719" calcext:value-type="float">
            <text:p>0.0665375693</text:p>
          </table:table-cell>
          <table:table-cell table:formula="of:=[.L10]^3/[.M10]^2" office:value-type="float" office:value="43.0184248920056" calcext:value-type="float">
            <text:p>43.018424892</text:p>
          </table:table-cell>
          <table:table-cell table:formula="of:=[.L10]/[.M10]" office:value-type="float" office:value="8.64694157001732" calcext:value-type="float">
            <text:p>8.64694157</text:p>
          </table:table-cell>
          <table:table-cell table:formula="of:=[.M10]*[.$I$15]*[.$I$16]*[.$I$19]^2" office:value-type="float" office:value="4.65239944827738" calcext:value-type="float">
            <text:p>4.6523994483</text:p>
          </table:table-cell>
          <table:table-cell table:formula="of:=[.M10]*[.$I$15]*[.$I$16]*[.$I$20]^2" office:value-type="float" office:value="3.69765759528505" calcext:value-type="float">
            <text:p>3.6976575953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$I$8]+[.$I$9]*RADIANS([.K11])+[.$I$10]*RADIANS([.K11])^2" office:value-type="float" office:value="0.618628586492534" calcext:value-type="float">
            <text:p>0.6186285865</text:p>
          </table:table-cell>
          <table:table-cell table:formula="of:=[.$I$5]+[.$I$6]*RADIANS([.K11])+[.$I$7]*RADIANS([.K11])^2" office:value-type="float" office:value="0.0693865961923231" calcext:value-type="float">
            <text:p>0.0693865962</text:p>
          </table:table-cell>
          <table:table-cell table:formula="of:=[.L11]^3/[.M11]^2" office:value-type="float" office:value="49.1743680186093" calcext:value-type="float">
            <text:p>49.1743680186</text:p>
          </table:table-cell>
          <table:table-cell table:formula="of:=[.L11]/[.M11]" office:value-type="float" office:value="8.91567853793898" calcext:value-type="float">
            <text:p>8.9156785379</text:p>
          </table:table-cell>
          <table:table-cell table:formula="of:=[.M11]*[.$I$15]*[.$I$16]*[.$I$19]^2" office:value-type="float" office:value="4.85160737055978" calcext:value-type="float">
            <text:p>4.8516073706</text:p>
          </table:table-cell>
          <table:table-cell table:formula="of:=[.M11]*[.$I$15]*[.$I$16]*[.$I$20]^2" office:value-type="float" office:value="3.8559850766326" calcext:value-type="float">
            <text:p>3.8559850766</text:p>
          </table:table-cell>
        </table:table-row>
        <table:table-row table:style-name="ro1">
          <table:table-cell table:number-columns-repeated="10"/>
          <table:table-cell office:value-type="float" office:value="1.5" calcext:value-type="float">
            <text:p>1.5</text:p>
          </table:table-cell>
          <table:table-cell table:formula="of:=[.$I$8]+[.$I$9]*RADIANS([.K12])+[.$I$10]*RADIANS([.K12])^2" office:value-type="float" office:value="0.661096907980157" calcext:value-type="float">
            <text:p>0.661096908</text:p>
          </table:table-cell>
          <table:table-cell table:formula="of:=[.$I$5]+[.$I$6]*RADIANS([.K12])+[.$I$7]*RADIANS([.K12])^2" office:value-type="float" office:value="0.0726519969636227" calcext:value-type="float">
            <text:p>0.072651997</text:p>
          </table:table-cell>
          <table:table-cell table:formula="of:=[.L12]^3/[.M12]^2" office:value-type="float" office:value="54.7394293359224" calcext:value-type="float">
            <text:p>54.7394293359</text:p>
          </table:table-cell>
          <table:table-cell table:formula="of:=[.L12]/[.M12]" office:value-type="float" office:value="9.09950084801071" calcext:value-type="float">
            <text:p>9.099500848</text:p>
          </table:table-cell>
          <table:table-cell table:formula="of:=[.M12]*[.$I$15]*[.$I$16]*[.$I$19]^2" office:value-type="float" office:value="5.0799287369222" calcext:value-type="float">
            <text:p>5.0799287369</text:p>
          </table:table-cell>
          <table:table-cell table:formula="of:=[.M12]*[.$I$15]*[.$I$16]*[.$I$20]^2" office:value-type="float" office:value="4.03745148850926" calcext:value-type="float">
            <text:p>4.037451488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I$8]+[.$I$9]*RADIANS([.K13])+[.$I$10]*RADIANS([.K13])^2" office:value-type="float" office:value="0.702751438781657" calcext:value-type="float">
            <text:p>0.7027514388</text:p>
          </table:table-cell>
          <table:table-cell table:formula="of:=[.$I$5]+[.$I$6]*RADIANS([.K13])+[.$I$7]*RADIANS([.K13])^2" office:value-type="float" office:value="0.0763337716567705" calcext:value-type="float">
            <text:p>0.0763337717</text:p>
          </table:table-cell>
          <table:table-cell table:formula="of:=[.L13]^3/[.M13]^2" office:value-type="float" office:value="59.5623449493909" calcext:value-type="float">
            <text:p>59.5623449494</text:p>
          </table:table-cell>
          <table:table-cell table:formula="of:=[.L13]/[.M13]" office:value-type="float" office:value="9.20629786173189" calcext:value-type="float">
            <text:p>9.2062978617</text:p>
          </table:table-cell>
          <table:table-cell table:formula="of:=[.M13]*[.$I$15]*[.$I$16]*[.$I$19]^2" office:value-type="float" office:value="5.33736354736463" calcext:value-type="float">
            <text:p>5.3373635474</text:p>
          </table:table-cell>
          <table:table-cell table:formula="of:=[.M13]*[.$I$15]*[.$I$16]*[.$I$20]^2" office:value-type="float" office:value="4.24205683091503" calcext:value-type="float">
            <text:p>4.24205683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$I$8]+[.$I$9]*RADIANS([.K14])+[.$I$10]*RADIANS([.K14])^2" office:value-type="float" office:value="0.743592178897034" calcext:value-type="float">
            <text:p>0.7435921789</text:p>
          </table:table-cell>
          <table:table-cell table:formula="of:=[.$I$5]+[.$I$6]*RADIANS([.K14])+[.$I$7]*RADIANS([.K14])^2" office:value-type="float" office:value="0.0804319202717666" calcext:value-type="float">
            <text:p>0.0804319203</text:p>
          </table:table-cell>
          <table:table-cell table:formula="of:=[.L14]^3/[.M14]^2" office:value-type="float" office:value="63.5546841691815" calcext:value-type="float">
            <text:p>63.5546841692</text:p>
          </table:table-cell>
          <table:table-cell table:formula="of:=[.L14]/[.M14]" office:value-type="float" office:value="9.24498851183156" calcext:value-type="float">
            <text:p>9.2449885118</text:p>
          </table:table-cell>
          <table:table-cell table:formula="of:=[.M14]*[.$I$15]*[.$I$16]*[.$I$19]^2" office:value-type="float" office:value="5.62391180188708" calcext:value-type="float">
            <text:p>5.6239118019</text:p>
          </table:table-cell>
          <table:table-cell table:formula="of:=[.M14]*[.$I$15]*[.$I$16]*[.$I$20]^2" office:value-type="float" office:value="4.46980110384992" calcext:value-type="float">
            <text:p>4.469801103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ho</text:p>
          </table:table-cell>
          <table:table-cell office:value-type="float" office:value="1.225" calcext:value-type="float">
            <text:p>1.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I$8]+[.$I$9]*RADIANS([.K15])+[.$I$10]*RADIANS([.K15])^2" office:value-type="float" office:value="0.78361912832629" calcext:value-type="float">
            <text:p>0.7836191283</text:p>
          </table:table-cell>
          <table:table-cell table:formula="of:=[.$I$5]+[.$I$6]*RADIANS([.K15])+[.$I$7]*RADIANS([.K15])^2" office:value-type="float" office:value="0.084946442808611" calcext:value-type="float">
            <text:p>0.0849464428</text:p>
          </table:table-cell>
          <table:table-cell table:formula="of:=[.L15]^3/[.M15]^2" office:value-type="float" office:value="66.6844681327265" calcext:value-type="float">
            <text:p>66.6844681327</text:p>
          </table:table-cell>
          <table:table-cell table:formula="of:=[.L15]/[.M15]" office:value-type="float" office:value="9.22486101144725" calcext:value-type="float">
            <text:p>9.2248610114</text:p>
          </table:table-cell>
          <table:table-cell table:formula="of:=[.M15]*[.$I$15]*[.$I$16]*[.$I$19]^2" office:value-type="float" office:value="5.93957350048956" calcext:value-type="float">
            <text:p>5.9395735005</text:p>
          </table:table-cell>
          <table:table-cell table:formula="of:=[.M15]*[.$I$15]*[.$I$16]*[.$I$20]^2" office:value-type="float" office:value="4.72068430731393" calcext:value-type="float">
            <text:p>4.72068430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$I$8]+[.$I$9]*RADIANS([.K16])+[.$I$10]*RADIANS([.K16])^2" office:value-type="float" office:value="0.822832287069423" calcext:value-type="float">
            <text:p>0.8228322871</text:p>
          </table:table-cell>
          <table:table-cell table:formula="of:=[.$I$5]+[.$I$6]*RADIANS([.K16])+[.$I$7]*RADIANS([.K16])^2" office:value-type="float" office:value="0.0898773392673037" calcext:value-type="float">
            <text:p>0.0898773393</text:p>
          </table:table-cell>
          <table:table-cell table:formula="of:=[.L16]^3/[.M16]^2" office:value-type="float" office:value="68.9657652773547" calcext:value-type="float">
            <text:p>68.9657652774</text:p>
          </table:table-cell>
          <table:table-cell table:formula="of:=[.L16]/[.M16]" office:value-type="float" office:value="9.15505836929865" calcext:value-type="float">
            <text:p>9.1550583693</text:p>
          </table:table-cell>
          <table:table-cell table:formula="of:=[.M16]*[.$I$15]*[.$I$16]*[.$I$19]^2" office:value-type="float" office:value="6.28434864317204" calcext:value-type="float">
            <text:p>6.2843486432</text:p>
          </table:table-cell>
          <table:table-cell table:formula="of:=[.M16]*[.$I$15]*[.$I$16]*[.$I$20]^2" office:value-type="float" office:value="4.99470644130705" calcext:value-type="float">
            <text:p>4.9947064413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formula="of:=[.$I$8]+[.$I$9]*RADIANS([.K17])+[.$I$10]*RADIANS([.K17])^2" office:value-type="float" office:value="0.861231655126433" calcext:value-type="float">
            <text:p>0.8612316551</text:p>
          </table:table-cell>
          <table:table-cell table:formula="of:=[.$I$5]+[.$I$6]*RADIANS([.K17])+[.$I$7]*RADIANS([.K17])^2" office:value-type="float" office:value="0.0952246096478446" calcext:value-type="float">
            <text:p>0.0952246096</text:p>
          </table:table-cell>
          <table:table-cell table:formula="of:=[.L17]^3/[.M17]^2" office:value-type="float" office:value="70.4468454549206" calcext:value-type="float">
            <text:p>70.4468454549</text:p>
          </table:table-cell>
          <table:table-cell table:formula="of:=[.L17]/[.M17]" office:value-type="float" office:value="9.04421302761336" calcext:value-type="float">
            <text:p>9.0442130276</text:p>
          </table:table-cell>
          <table:table-cell table:formula="of:=[.M17]*[.$I$15]*[.$I$16]*[.$I$19]^2" office:value-type="float" office:value="6.65823722993455" calcext:value-type="float">
            <text:p>6.6582372299</text:p>
          </table:table-cell>
          <table:table-cell table:formula="of:=[.M17]*[.$I$15]*[.$I$16]*[.$I$20]^2" office:value-type="float" office:value="5.29186750582929" calcext:value-type="float">
            <text:p>5.2918675058</text:p>
          </table:table-cell>
        </table:table-row>
        <table:table-row table:style-name="ro1">
          <table:table-cell table:number-columns-repeated="10"/>
          <table:table-cell office:value-type="float" office:value="4.5" calcext:value-type="float">
            <text:p>4.5</text:p>
          </table:table-cell>
          <table:table-cell table:formula="of:=[.$I$8]+[.$I$9]*RADIANS([.K18])+[.$I$10]*RADIANS([.K18])^2" office:value-type="float" office:value="0.898817232497322" calcext:value-type="float">
            <text:p>0.8988172325</text:p>
          </table:table-cell>
          <table:table-cell table:formula="of:=[.$I$5]+[.$I$6]*RADIANS([.K18])+[.$I$7]*RADIANS([.K18])^2" office:value-type="float" office:value="0.100988253950234" calcext:value-type="float">
            <text:p>0.100988254</text:p>
          </table:table-cell>
          <table:table-cell table:formula="of:=[.L18]^3/[.M18]^2" office:value-type="float" office:value="71.1987622855835" calcext:value-type="float">
            <text:p>71.1987622856</text:p>
          </table:table-cell>
          <table:table-cell table:formula="of:=[.L18]/[.M18]" office:value-type="float" office:value="8.90021559279806" calcext:value-type="float">
            <text:p>8.9002155928</text:p>
          </table:table-cell>
          <table:table-cell table:formula="of:=[.M18]*[.$I$15]*[.$I$16]*[.$I$19]^2" office:value-type="float" office:value="7.06123926077707" calcext:value-type="float">
            <text:p>7.0612392608</text:p>
          </table:table-cell>
          <table:table-cell table:formula="of:=[.M18]*[.$I$15]*[.$I$16]*[.$I$20]^2" office:value-type="float" office:value="5.61216750088064" calcext:value-type="float">
            <text:p>5.61216750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 range</text:p>
          </table:table-cell>
          <table:table-cell table:formula="of:=SQRT(2*[.I13]*[.I14]/[.L14]/[.I15]/[.I16])" office:value-type="float" office:value="12.0977521853384" calcext:value-type="float">
            <text:p>12.097752185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I$8]+[.$I$9]*RADIANS([.K19])+[.$I$10]*RADIANS([.K19])^2" office:value-type="float" office:value="0.935589019182087" calcext:value-type="float">
            <text:p>0.9355890192</text:p>
          </table:table-cell>
          <table:table-cell table:formula="of:=[.$I$5]+[.$I$6]*RADIANS([.K19])+[.$I$7]*RADIANS([.K19])^2" office:value-type="float" office:value="0.107168272174471" calcext:value-type="float">
            <text:p>0.1071682722</text:p>
          </table:table-cell>
          <table:table-cell table:formula="of:=[.L19]^3/[.M19]^2" office:value-type="float" office:value="71.3054771148363" calcext:value-type="float">
            <text:p>71.3054771148</text:p>
          </table:table-cell>
          <table:table-cell table:formula="of:=[.L19]/[.M19]" office:value-type="float" office:value="8.73009334011597" calcext:value-type="float">
            <text:p>8.7300933401</text:p>
          </table:table-cell>
          <table:table-cell table:formula="of:=[.M19]*[.$I$15]*[.$I$16]*[.$I$19]^2" office:value-type="float" office:value="7.49335473569962" calcext:value-type="float">
            <text:p>7.4933547357</text:p>
          </table:table-cell>
          <table:table-cell table:formula="of:=[.M19]*[.$I$15]*[.$I$16]*[.$I$20]^2" office:value-type="float" office:value="5.95560642646111" calcext:value-type="float">
            <text:p>5.955606426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 endurance</text:p>
          </table:table-cell>
          <table:table-cell table:formula="of:=SQRT(2*[.I13]*[.I14]/[.L19]/[.I15]/[.I16])" office:value-type="float" office:value="10.7852330195312" calcext:value-type="float">
            <text:p>10.7852330195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[.$I$8]+[.$I$9]*RADIANS([.K20])+[.$I$10]*RADIANS([.K20])^2" office:value-type="float" office:value="0.971547015180731" calcext:value-type="float">
            <text:p>0.9715470152</text:p>
          </table:table-cell>
          <table:table-cell table:formula="of:=[.$I$5]+[.$I$6]*RADIANS([.K20])+[.$I$7]*RADIANS([.K20])^2" office:value-type="float" office:value="0.113764664320557" calcext:value-type="float">
            <text:p>0.1137646643</text:p>
          </table:table-cell>
          <table:table-cell table:formula="of:=[.L20]^3/[.M20]^2" office:value-type="float" office:value="70.856008889869" calcext:value-type="float">
            <text:p>70.8560088899</text:p>
          </table:table-cell>
          <table:table-cell table:formula="of:=[.L20]/[.M20]" office:value-type="float" office:value="8.53997171250981" calcext:value-type="float">
            <text:p>8.5399717125</text:p>
          </table:table-cell>
          <table:table-cell table:formula="of:=[.M20]*[.$I$15]*[.$I$16]*[.$I$19]^2" office:value-type="float" office:value="7.95458365470218" calcext:value-type="float">
            <text:p>7.9545836547</text:p>
          </table:table-cell>
          <table:table-cell table:formula="of:=[.M20]*[.$I$15]*[.$I$16]*[.$I$20]^2" office:value-type="float" office:value="6.32218428257069" calcext:value-type="float">
            <text:p>6.3221842826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formula="of:=[.$I$8]+[.$I$9]*RADIANS([.K21])+[.$I$10]*RADIANS([.K21])^2" office:value-type="float" office:value="1.00669122049325" calcext:value-type="float">
            <text:p>1.0066912205</text:p>
          </table:table-cell>
          <table:table-cell table:formula="of:=[.$I$5]+[.$I$6]*RADIANS([.K21])+[.$I$7]*RADIANS([.K21])^2" office:value-type="float" office:value="0.120777430388491" calcext:value-type="float">
            <text:p>0.1207774304</text:p>
          </table:table-cell>
          <table:table-cell table:formula="of:=[.L21]^3/[.M21]^2" office:value-type="float" office:value="69.9386543829297" calcext:value-type="float">
            <text:p>69.9386543829</text:p>
          </table:table-cell>
          <table:table-cell table:formula="of:=[.L21]/[.M21]" office:value-type="float" office:value="8.33509387685383" calcext:value-type="float">
            <text:p>8.3350938769</text:p>
          </table:table-cell>
          <table:table-cell table:formula="of:=[.M21]*[.$I$15]*[.$I$16]*[.$I$19]^2" office:value-type="float" office:value="8.44492601778476" calcext:value-type="float">
            <text:p>8.4449260178</text:p>
          </table:table-cell>
          <table:table-cell table:formula="of:=[.M21]*[.$I$15]*[.$I$16]*[.$I$20]^2" office:value-type="float" office:value="6.71190106920939" calcext:value-type="float">
            <text:p>6.7119010692</text:p>
          </table:table-cell>
        </table:table-row>
        <table:table-row table:style-name="ro1">
          <table:table-cell table:number-columns-repeated="10"/>
          <table:table-cell office:value-type="float" office:value="6.5" calcext:value-type="float">
            <text:p>6.5</text:p>
          </table:table-cell>
          <table:table-cell table:formula="of:=[.$I$8]+[.$I$9]*RADIANS([.K22])+[.$I$10]*RADIANS([.K22])^2" office:value-type="float" office:value="1.04102163511965" calcext:value-type="float">
            <text:p>1.0410216351</text:p>
          </table:table-cell>
          <table:table-cell table:formula="of:=[.$I$5]+[.$I$6]*RADIANS([.K22])+[.$I$7]*RADIANS([.K22])^2" office:value-type="float" office:value="0.128206570378273" calcext:value-type="float">
            <text:p>0.1282065704</text:p>
          </table:table-cell>
          <table:table-cell table:formula="of:=[.L22]^3/[.M22]^2" office:value-type="float" office:value="68.6370644490958" calcext:value-type="float">
            <text:p>68.6370644491</text:p>
          </table:table-cell>
          <table:table-cell table:formula="of:=[.L22]/[.M22]" office:value-type="float" office:value="8.11987741383392" calcext:value-type="float">
            <text:p>8.1198774138</text:p>
          </table:table-cell>
          <table:table-cell table:formula="of:=[.M22]*[.$I$15]*[.$I$16]*[.$I$19]^2" office:value-type="float" office:value="8.96438182494735" calcext:value-type="float">
            <text:p>8.9643818249</text:p>
          </table:table-cell>
          <table:table-cell table:formula="of:=[.M22]*[.$I$15]*[.$I$16]*[.$I$20]^2" office:value-type="float" office:value="7.12475678637721" calcext:value-type="float">
            <text:p>7.1247567864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formula="of:=[.$I$8]+[.$I$9]*RADIANS([.K23])+[.$I$10]*RADIANS([.K23])^2" office:value-type="float" office:value="1.07453825905993" calcext:value-type="float">
            <text:p>1.0745382591</text:p>
          </table:table-cell>
          <table:table-cell table:formula="of:=[.$I$5]+[.$I$6]*RADIANS([.K23])+[.$I$7]*RADIANS([.K23])^2" office:value-type="float" office:value="0.136052084289904" calcext:value-type="float">
            <text:p>0.1360520843</text:p>
          </table:table-cell>
          <table:table-cell table:formula="of:=[.L23]^3/[.M23]^2" office:value-type="float" office:value="67.0278440727502" calcext:value-type="float">
            <text:p>67.0278440728</text:p>
          </table:table-cell>
          <table:table-cell table:formula="of:=[.L23]/[.M23]" office:value-type="float" office:value="7.89799189529701" calcext:value-type="float">
            <text:p>7.8979918953</text:p>
          </table:table-cell>
          <table:table-cell table:formula="of:=[.M23]*[.$I$15]*[.$I$16]*[.$I$19]^2" office:value-type="float" office:value="9.51295107618997" calcext:value-type="float">
            <text:p>9.5129510762</text:p>
          </table:table-cell>
          <table:table-cell table:formula="of:=[.M23]*[.$I$15]*[.$I$16]*[.$I$20]^2" office:value-type="float" office:value="7.56075143407414" calcext:value-type="float">
            <text:p>7.5607514341</text:p>
          </table:table-cell>
        </table:table-row>
        <table:table-row table:style-name="ro1">
          <table:table-cell table:number-columns-repeated="10"/>
          <table:table-cell office:value-type="float" office:value="7.5" calcext:value-type="float">
            <text:p>7.5</text:p>
          </table:table-cell>
          <table:table-cell table:formula="of:=[.$I$8]+[.$I$9]*RADIANS([.K24])+[.$I$10]*RADIANS([.K24])^2" office:value-type="float" office:value="1.10724109231408" calcext:value-type="float">
            <text:p>1.1072410923</text:p>
          </table:table-cell>
          <table:table-cell table:formula="of:=[.$I$5]+[.$I$6]*RADIANS([.K24])+[.$I$7]*RADIANS([.K24])^2" office:value-type="float" office:value="0.144313972123383" calcext:value-type="float">
            <text:p>0.1443139721</text:p>
          </table:table-cell>
          <table:table-cell table:formula="of:=[.L24]^3/[.M24]^2" office:value-type="float" office:value="65.1793198693436" calcext:value-type="float">
            <text:p>65.1793198693</text:p>
          </table:table-cell>
          <table:table-cell table:formula="of:=[.L24]/[.M24]" office:value-type="float" office:value="7.67244554371653" calcext:value-type="float">
            <text:p>7.6724455437</text:p>
          </table:table-cell>
          <table:table-cell table:formula="of:=[.M24]*[.$I$15]*[.$I$16]*[.$I$19]^2" office:value-type="float" office:value="10.0906337715126" calcext:value-type="float">
            <text:p>10.0906337715</text:p>
          </table:table-cell>
          <table:table-cell table:formula="of:=[.M24]*[.$I$15]*[.$I$16]*[.$I$20]^2" office:value-type="float" office:value="8.01988501230018" calcext:value-type="float">
            <text:p>8.0198850123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formula="of:=[.$I$8]+[.$I$9]*RADIANS([.K25])+[.$I$10]*RADIANS([.K25])^2" office:value-type="float" office:value="1.13913013488211" calcext:value-type="float">
            <text:p>1.1391301349</text:p>
          </table:table-cell>
          <table:table-cell table:formula="of:=[.$I$5]+[.$I$6]*RADIANS([.K25])+[.$I$7]*RADIANS([.K25])^2" office:value-type="float" office:value="0.15299223387871" calcext:value-type="float">
            <text:p>0.1529922339</text:p>
          </table:table-cell>
          <table:table-cell table:formula="of:=[.L25]^3/[.M25]^2" office:value-type="float" office:value="63.1511481774762" calcext:value-type="float">
            <text:p>63.1511481775</text:p>
          </table:table-cell>
          <table:table-cell table:formula="of:=[.L25]/[.M25]" office:value-type="float" office:value="7.44567293386407" calcext:value-type="float">
            <text:p>7.4456729339</text:p>
          </table:table-cell>
          <table:table-cell table:formula="of:=[.M25]*[.$I$15]*[.$I$16]*[.$I$19]^2" office:value-type="float" office:value="10.6974299109152" calcext:value-type="float">
            <text:p>10.6974299109</text:p>
          </table:table-cell>
          <table:table-cell table:formula="of:=[.M25]*[.$I$15]*[.$I$16]*[.$I$20]^2" office:value-type="float" office:value="8.50215752105534" calcext:value-type="float">
            <text:p>8.5021575211</text:p>
          </table:table-cell>
        </table:table-row>
        <table:table-row table:style-name="ro1">
          <table:table-cell table:number-columns-repeated="10"/>
          <table:table-cell office:value-type="float" office:value="8.5" calcext:value-type="float">
            <text:p>8.5</text:p>
          </table:table-cell>
          <table:table-cell table:formula="of:=[.$I$8]+[.$I$9]*RADIANS([.K26])+[.$I$10]*RADIANS([.K26])^2" office:value-type="float" office:value="1.17020538676402" calcext:value-type="float">
            <text:p>1.1702053868</text:p>
          </table:table-cell>
          <table:table-cell table:formula="of:=[.$I$5]+[.$I$6]*RADIANS([.K26])+[.$I$7]*RADIANS([.K26])^2" office:value-type="float" office:value="0.162086869555886" calcext:value-type="float">
            <text:p>0.1620868696</text:p>
          </table:table-cell>
          <table:table-cell table:formula="of:=[.L26]^3/[.M26]^2" office:value-type="float" office:value="60.9944907321023" calcext:value-type="float">
            <text:p>60.9944907321</text:p>
          </table:table-cell>
          <table:table-cell table:formula="of:=[.L26]/[.M26]" office:value-type="float" office:value="7.21961865245692" calcext:value-type="float">
            <text:p>7.2196186525</text:p>
          </table:table-cell>
          <table:table-cell table:formula="of:=[.M26]*[.$I$15]*[.$I$16]*[.$I$19]^2" office:value-type="float" office:value="11.3333394943979" calcext:value-type="float">
            <text:p>11.3333394944</text:p>
          </table:table-cell>
          <table:table-cell table:formula="of:=[.M26]*[.$I$15]*[.$I$16]*[.$I$20]^2" office:value-type="float" office:value="9.00756896033962" calcext:value-type="float">
            <text:p>9.0075689603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formula="of:=[.$I$8]+[.$I$9]*RADIANS([.K27])+[.$I$10]*RADIANS([.K27])^2" office:value-type="float" office:value="1.20046684795981" calcext:value-type="float">
            <text:p>1.200466848</text:p>
          </table:table-cell>
          <table:table-cell table:formula="of:=[.$I$5]+[.$I$6]*RADIANS([.K27])+[.$I$7]*RADIANS([.K27])^2" office:value-type="float" office:value="0.171597879154909" calcext:value-type="float">
            <text:p>0.1715978792</text:p>
          </table:table-cell>
          <table:table-cell table:formula="of:=[.L27]^3/[.M27]^2" office:value-type="float" office:value="58.7525446804276" calcext:value-type="float">
            <text:p>58.7525446804</text:p>
          </table:table-cell>
          <table:table-cell table:formula="of:=[.L27]/[.M27]" office:value-type="float" office:value="6.99581401513764" calcext:value-type="float">
            <text:p>6.9958140151</text:p>
          </table:table-cell>
          <table:table-cell table:formula="of:=[.M27]*[.$I$15]*[.$I$16]*[.$I$19]^2" office:value-type="float" office:value="11.9983625219606" calcext:value-type="float">
            <text:p>11.998362522</text:p>
          </table:table-cell>
          <table:table-cell table:formula="of:=[.M27]*[.$I$15]*[.$I$16]*[.$I$20]^2" office:value-type="float" office:value="9.53611933015301" calcext:value-type="float">
            <text:p>9.5361193302</text:p>
          </table:table-cell>
        </table:table-row>
        <table:table-row table:style-name="ro1">
          <table:table-cell table:number-columns-repeated="10"/>
          <table:table-cell office:value-type="float" office:value="9.5" calcext:value-type="float">
            <text:p>9.5</text:p>
          </table:table-cell>
          <table:table-cell table:formula="of:=[.$I$8]+[.$I$9]*RADIANS([.K28])+[.$I$10]*RADIANS([.K28])^2" office:value-type="float" office:value="1.22991451846947" calcext:value-type="float">
            <text:p>1.2299145185</text:p>
          </table:table-cell>
          <table:table-cell table:formula="of:=[.$I$5]+[.$I$6]*RADIANS([.K28])+[.$I$7]*RADIANS([.K28])^2" office:value-type="float" office:value="0.181525262675781" calcext:value-type="float">
            <text:p>0.1815252627</text:p>
          </table:table-cell>
          <table:table-cell table:formula="of:=[.L28]^3/[.M28]^2" office:value-type="float" office:value="56.4612692281814" calcext:value-type="float">
            <text:p>56.4612692282</text:p>
          </table:table-cell>
          <table:table-cell table:formula="of:=[.L28]/[.M28]" office:value-type="float" office:value="6.77544546880068" calcext:value-type="float">
            <text:p>6.7754454688</text:p>
          </table:table-cell>
          <table:table-cell table:formula="of:=[.M28]*[.$I$15]*[.$I$16]*[.$I$19]^2" office:value-type="float" office:value="12.6924989936033" calcext:value-type="float">
            <text:p>12.6924989936</text:p>
          </table:table-cell>
          <table:table-cell table:formula="of:=[.M28]*[.$I$15]*[.$I$16]*[.$I$20]^2" office:value-type="float" office:value="10.0878086304955" calcext:value-type="float">
            <text:p>10.0878086305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formula="of:=[.$I$8]+[.$I$9]*RADIANS([.K29])+[.$I$10]*RADIANS([.K29])^2" office:value-type="float" office:value="1.25854839829302" calcext:value-type="float">
            <text:p>1.2585483983</text:p>
          </table:table-cell>
          <table:table-cell table:formula="of:=[.$I$5]+[.$I$6]*RADIANS([.K29])+[.$I$7]*RADIANS([.K29])^2" office:value-type="float" office:value="0.191869020118502" calcext:value-type="float">
            <text:p>0.1918690201</text:p>
          </table:table-cell>
          <table:table-cell table:formula="of:=[.L29]^3/[.M29]^2" office:value-type="float" office:value="54.1501979596155" calcext:value-type="float">
            <text:p>54.1501979596</text:p>
          </table:table-cell>
          <table:table-cell table:formula="of:=[.L29]/[.M29]" office:value-type="float" office:value="6.55941432085136" calcext:value-type="float">
            <text:p>6.5594143209</text:p>
          </table:table-cell>
          <table:table-cell table:formula="of:=[.M29]*[.$I$15]*[.$I$16]*[.$I$19]^2" office:value-type="float" office:value="13.415748909326" calcext:value-type="float">
            <text:p>13.4157489093</text:p>
          </table:table-cell>
          <table:table-cell table:formula="of:=[.M29]*[.$I$15]*[.$I$16]*[.$I$20]^2" office:value-type="float" office:value="10.6626368613671" calcext:value-type="float">
            <text:p>10.6626368614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9"/>
          <table:table-cell office:value-type="float" office:value="86.1860627426438" calcext:value-type="float">
            <text:p>86.186062742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-30.5322302811292" calcext:value-type="float">
            <text:p>-30.532230281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250.102270039418" calcext:value-type="float">
            <text:p>250.102270039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(12)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4" calcext:value-type="float">
            <text:p>0.4</text:p>
          </table:table-cell>
          <table:table-cell table:formula="of:=([.J33]*[.I37]+[.J34]*[.I37]^2+[.J35]*[.I37]^3)/[.I19]/COS(RADIANS([.K14]))" office:value-type="float" office:value="3.77253983140561" calcext:value-type="float">
            <text:p>3.77253983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21:51:12.536094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1:29:20.525891245</meta:creation-date>
    <dc:date>2017-10-21T23:21:52.840568684</dc:date>
    <meta:editing-duration>PT14H3M46S</meta:editing-duration>
    <meta:editing-cycles>2</meta:editing-cycles>
    <meta:generator>LibreOffice/4.2.8.2$Linux_X86_64 LibreOffice_project/420m0$Build-2</meta:generator>
    <meta:document-statistic meta:table-count="1" meta:cell-count="2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8cm" svg:height="17.133cm" xlink:href=".." xlink:type="simple" chart:class="chart:line" chart:style-name="ch1">
        <chart:legend chart:legend-position="end" svg:x="11.195cm" svg:y="7.022cm" style:legend-expansion="high" chart:style-name="ch2"/>
        <chart:plot-area chart:style-name="ch3" table:cell-range-address="Sheet1.B5:Sheet1.E10" chart:data-source-has-labels="column" svg:x="0.277cm" svg:y="0.342cm" svg:width="10.641cm" svg:height="16.449cm">
          <chartooo:coordinate-region svg:x="1.004cm" svg:y="0.541cm" svg:width="9.82cm" svg:height="16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E5" chart:label-cell-address="Sheet1.B5:Sheet1.B5" chart:class="chart:line">
            <chart:data-point chart:repeated="3"/>
          </chart:series>
          <chart:series chart:style-name="ch7" chart:values-cell-range-address="Sheet1.C6:Sheet1.E6" chart:label-cell-address="Sheet1.B6:Sheet1.B6" chart:class="chart:line">
            <chart:data-point chart:repeated="3"/>
          </chart:series>
          <chart:series chart:style-name="ch8" chart:values-cell-range-address="Sheet1.C7:Sheet1.E7" chart:label-cell-address="Sheet1.B7:Sheet1.B7" chart:class="chart:line">
            <chart:data-point chart:repeated="3"/>
          </chart:series>
          <chart:series chart:style-name="ch9" chart:values-cell-range-address="Sheet1.C8:Sheet1.E8" chart:label-cell-address="Sheet1.B8:Sheet1.B8" chart:class="chart:line">
            <chart:data-point chart:repeated="3"/>
          </chart:series>
          <chart:series chart:style-name="ch10" chart:values-cell-range-address="Sheet1.C9:Sheet1.E9" chart:label-cell-address="Sheet1.B9:Sheet1.B9" chart:class="chart:line">
            <chart:data-point chart:repeated="3"/>
          </chart:series>
          <chart:series chart:style-name="ch11" chart:values-cell-range-address="Sheet1.C10:Sheet1.E10" chart:label-cell-address="Sheet1.B10:Sheet1.B10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gamma</text:p>
                <draw:g>
                  <svg:desc>Sheet1.B5:Sheet1.B5</svg:desc>
                </draw:g>
              </table:table-cell>
              <table:table-cell office:value-type="float" office:value="-5">
                <text:p>-5</text:p>
                <draw:g>
                  <svg:desc>Sheet1.C5:Sheet1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V</text:p>
                <draw:g>
                  <svg:desc>Sheet1.B6:Sheet1.B6</svg:desc>
                </draw:g>
              </table:table-cell>
              <table:table-cell office:value-type="float" office:value="11.5">
                <text:p>11.5</text:p>
                <draw:g>
                  <svg:desc>Sheet1.C6:Sheet1.E6</svg:desc>
                </draw:g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heta</text:p>
                <draw:g>
                  <svg:desc>Sheet1.B7:Sheet1.B7</svg:desc>
                </draw:g>
              </table:table-cell>
              <table:table-cell office:value-type="float" office:value="-1">
                <text:p>-1</text:p>
                <draw:g>
                  <svg:desc>Sheet1.C7:Sheet1.E7</svg:desc>
                </draw:g>
              </table:table-cell>
              <table:table-cell office:value-type="float" office:value="0.7">
                <text:p>0.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heta_ref</text:p>
                <draw:g>
                  <svg:desc>Sheet1.B8:Sheet1.B8</svg:desc>
                </draw:g>
              </table:table-cell>
              <table:table-cell office:value-type="float" office:value="3.5">
                <text:p>3.5</text:p>
                <draw:g>
                  <svg:desc>Sheet1.C8:Sheet1.E8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lpha</text:p>
                <draw:g>
                  <svg:desc>Sheet1.B9:Sheet1.B9</svg:desc>
                </draw:g>
              </table:table-cell>
              <table:table-cell office:value-type="float" office:value="4">
                <text:p>4</text:p>
                <draw:g>
                  <svg:desc>Sheet1.C9:Sheet1.E9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lta_T</text:p>
                <draw:g>
                  <svg:desc>Sheet1.B10:Sheet1.B10</svg:desc>
                </draw:g>
              </table:table-cell>
              <table:table-cell office:value-type="float" office:value="0">
                <text:p>0</text:p>
                <draw:g>
                  <svg:desc>Sheet1.C10:Sheet1.E10</svg:desc>
                </draw:g>
              </table:table-cell>
              <table:table-cell office:value-type="float" office:value="0.37">
                <text:p>0.37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43cm" svg:height="9.006cm" xlink:href=".." xlink:type="simple" chart:class="chart:scatter" chart:style-name="ch1">
        <chart:legend svg:x="9.121cm" svg:y="0.734cm" style:legend-expansion="custom" chartooo:width="1.985cm" chartooo:height="0.598cm" style:legend-expansion-aspect-ratio="3.31939799331104" chart:style-name="ch2"/>
        <chart:plot-area chart:style-name="ch3" table:cell-range-address="Sheet1.K4:Sheet1.K29 Sheet1.N4:Sheet1.N29" chart:data-source-has-labels="row" svg:x="0.242cm" svg:y="0.18cm" svg:width="11.659cm" svg:height="8.646cm">
          <chartooo:coordinate-region svg:x="0.388cm" svg:y="0.379cm" svg:width="11.32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5:Sheet1.N29" chart:label-cell-address="Sheet1.N4:Sheet1.N4" chart:class="chart:scatter">
            <chart:domain table:cell-range-address="Sheet1.K5:Sheet1.K29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l^3/cd^2</text:p>
                <draw:g>
                  <svg:desc>Sheet1.N4:Sheet1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1.K5:Sheet1.K29</svg:desc>
                </draw:g>
              </table:table-cell>
              <table:table-cell office:value-type="float" office:value="12.1645007224087">
                <text:p>12.1645007224087</text:p>
                <draw:g>
                  <svg:desc>Sheet1.N5:Sheet1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">
                <text:p>-1.5</text:p>
              </table:table-cell>
              <table:table-cell office:value-type="float" office:value="17.4007516793519">
                <text:p>17.4007516793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3.3795391202692">
                <text:p>23.3795391202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">
                <text:p>-0.5</text:p>
              </table:table-cell>
              <table:table-cell office:value-type="float" office:value="29.8399482273925">
                <text:p>29.8399482273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6.4851011115117">
                <text:p>36.4851011115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3.0184248920056">
                <text:p>43.018424892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9.1743680186093">
                <text:p>49.1743680186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54.7394293359224">
                <text:p>54.739429335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9.5623449493909">
                <text:p>59.5623449493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63.5546841691815">
                <text:p>63.5546841691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6.6844681327265">
                <text:p>66.6844681327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68.9657652773547">
                <text:p>68.9657652773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0.4468454549206">
                <text:p>70.4468454549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">
                <text:p>4.5</text:p>
              </table:table-cell>
              <table:table-cell office:value-type="float" office:value="71.1987622855835">
                <text:p>71.1987622855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1.3054771148363">
                <text:p>71.3054771148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">
                <text:p>5.5</text:p>
              </table:table-cell>
              <table:table-cell office:value-type="float" office:value="70.856008889869">
                <text:p>70.856008889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9.9386543829297">
                <text:p>69.9386543829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">
                <text:p>6.5</text:p>
              </table:table-cell>
              <table:table-cell office:value-type="float" office:value="68.6370644490958">
                <text:p>68.6370644490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67.0278440727502">
                <text:p>67.0278440727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65.1793198693436">
                <text:p>65.1793198693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63.1511481774762">
                <text:p>63.1511481774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">
                <text:p>8.5</text:p>
              </table:table-cell>
              <table:table-cell office:value-type="float" office:value="60.9944907321023">
                <text:p>60.9944907321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8.7525446804276">
                <text:p>58.7525446804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5">
                <text:p>9.5</text:p>
              </table:table-cell>
              <table:table-cell office:value-type="float" office:value="56.4612692281814">
                <text:p>56.46126922818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4.1501979596155">
                <text:p>54.15019795961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12cm" svg:height="9cm" xlink:href=".." xlink:type="simple" chart:class="chart:scatter" chart:style-name="ch1">
        <chart:legend svg:x="4.909cm" svg:y="4.836cm" style:legend-expansion="custom" chartooo:width="1.454cm" chartooo:height="0.598cm" style:legend-expansion-aspect-ratio="2.4314381270903" chart:style-name="ch2"/>
        <chart:plot-area chart:style-name="ch3" table:cell-range-address="Sheet1.K4:Sheet1.K29 Sheet1.O4:Sheet1.O29" chart:data-source-has-labels="row" svg:x="0.248cm" svg:y="0.18cm" svg:width="11.916cm" svg:height="8.64cm">
          <chartooo:coordinate-region svg:x="0.394cm" svg:y="0.379cm" svg:width="11.5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29" chart:label-cell-address="Sheet1.O4:Sheet1.O4" chart:class="chart:scatter">
            <chart:domain table:cell-range-address="Sheet1.K5:Sheet1.K29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l/cd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1.K5:Sheet1.K29</svg:desc>
                </draw:g>
              </table:table-cell>
              <table:table-cell office:value-type="float" office:value="5.92314040442314">
                <text:p>5.92314040442314</text:p>
                <draw:g>
                  <svg:desc>Sheet1.O5:Sheet1.O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">
                <text:p>-1.5</text:p>
              </table:table-cell>
              <table:table-cell office:value-type="float" office:value="6.64495037586682">
                <text:p>6.64495037586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7.28428877148557">
                <text:p>7.28428877148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">
                <text:p>-0.5</text:p>
              </table:table-cell>
              <table:table-cell office:value-type="float" office:value="7.83300935894605">
                <text:p>7.83300935894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.28720480684358">
                <text:p>8.28720480684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8.64694157001732">
                <text:p>8.64694157001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.91567853793898">
                <text:p>8.91567853793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9.09950084801071">
                <text:p>9.09950084801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.20629786173189">
                <text:p>9.20629786173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9.24498851183156">
                <text:p>9.24498851183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.22486101144725">
                <text:p>9.22486101144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9.15505836929865">
                <text:p>9.15505836929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.04421302761336">
                <text:p>9.04421302761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">
                <text:p>4.5</text:p>
              </table:table-cell>
              <table:table-cell office:value-type="float" office:value="8.90021559279806">
                <text:p>8.90021559279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8.73009334011597">
                <text:p>8.73009334011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">
                <text:p>5.5</text:p>
              </table:table-cell>
              <table:table-cell office:value-type="float" office:value="8.53997171250981">
                <text:p>8.53997171250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.33509387685383">
                <text:p>8.33509387685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">
                <text:p>6.5</text:p>
              </table:table-cell>
              <table:table-cell office:value-type="float" office:value="8.11987741383392">
                <text:p>8.11987741383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7.89799189529701">
                <text:p>7.89799189529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7.67244554371653">
                <text:p>7.6724455437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7.44567293386407">
                <text:p>7.44567293386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">
                <text:p>8.5</text:p>
              </table:table-cell>
              <table:table-cell office:value-type="float" office:value="7.21961865245692">
                <text:p>7.21961865245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6.99581401513764">
                <text:p>6.99581401513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5">
                <text:p>9.5</text:p>
              </table:table-cell>
              <table:table-cell office:value-type="float" office:value="6.77544546880068">
                <text:p>6.77544546880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6.55941432085136">
                <text:p>6.55941432085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